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lete Skill Tree</text:p>
      <text:p text:style-name="Standard">Sections, with job skills and subskills, aswell as techniques</text:p>
      <text:p text:style-name="Standard"/>
      <text:p text:style-name="Standard">Section – Combat</text:p>
      <text:p text:style-name="Standard"/>
      <text:p text:style-name="Standard"><text:tab/>Unarmed (Wrestling included)</text:p>
      <text:p text:style-name="Standard"><text:tab/><text:tab/>Disarm (make enemy weapon fall to floor or grab in your hand)</text:p>
      <text:p text:style-name="Standard"><text:tab/><text:tab/>Break Free (break free of being strangled or wrestling)</text:p>
      <text:p text:style-name="Standard"><text:tab/><text:tab/>Bring to fall (enemy falls down)</text:p>
      <text:p text:style-name="Standard"><text:tab/><text:tab/>Wrestling (can break limbs, enemy must be on the floor)</text:p>
      <text:p text:style-name="Standard"><text:tab/><text:tab/>Strangle (enemy will suffocate and die after x turns)</text:p>
      <text:p text:style-name="Standard"><text:tab/><text:tab/>Berserk (Blood rage will slow bleeding when hit)</text:p>
      <text:p text:style-name="Standard"/>
      <text:p text:style-name="Standard"><text:tab/>Knife (Civilian Knife and Dagger)</text:p>
      <text:p text:style-name="Standard"><text:tab/><text:tab/>Deadly stabbing (when hidden, can mute enemy and kill almost instantly)</text:p>
      <text:p text:style-name="Standard"><text:tab/><text:tab/>Conceal Weapon (can keep knife in inventory when weapons would normally be <text:tab/><text:tab/>forbidden)</text:p>
      <text:p text:style-name="Standard"><text:tab/><text:tab/>Knife care (keep weapon quality high if sharpened weekly)</text:p>
      <text:p text:style-name="Standard"><text:tab/><text:tab/>Knife Combo (can do knife combo)</text:p>
      <text:p text:style-name="Standard"><text:tab/><text:tab/>Knife Fury (Combo can be 4 strikes)</text:p>
      <text:p text:style-name="Standard"><text:tab/><text:tab/>Trespassing (chance to pass enemy parrying increased)</text:p>
      <text:p text:style-name="Standard"/>
      <text:p text:style-name="Standard"><text:tab/>Club (primitive club, up to maces or hammers)</text:p>
      <text:p text:style-name="Standard"><text:tab/><text:tab/>Safe strike (avoid deadly hits on enemy)</text:p>
      <text:p text:style-name="Standard"><text:tab/><text:tab/>Block Crushing (enemy parry will fail often)</text:p>
      <text:p text:style-name="Standard"><text:tab/><text:tab/>Shield Crushing (enemy shield takes huge damage)</text:p>
      <text:p text:style-name="Standard"><text:tab/><text:tab/>Bone Crushing (hitting will break bone almost instantly, chance higher than normal)</text:p>
      <text:p text:style-name="Standard"><text:tab/><text:tab/>Swing technique (takes less endurance)</text:p>
      <text:p text:style-name="Standard"/>
      <text:p text:style-name="Standard"><text:tab/>Sword </text:p>
      <text:p text:style-name="Standard"><text:tab/><text:tab/>Parrying wonder (parrying will succeed more often)</text:p>
      <text:p text:style-name="Standard"><text:tab/><text:tab/>Counterstrike (more counterstrike opportunites after successful parry or dodge)</text:p>
      <text:p text:style-name="Standard"><text:tab/><text:tab/>Deadly Thrust (thrust more precise, goes deeper)</text:p>
      <text:p text:style-name="Standard"><text:tab/><text:tab/>Good cut (swing will cut skin instantly)</text:p>
      <text:p text:style-name="Standard"><text:tab/><text:tab/>Severe cut (swinging at unprepared enemy might cause critical hit and cut limb)</text:p>
      <text:p text:style-name="Standard"><text:tab/><text:tab/>Sword care (keep weapon quality high)</text:p>
      <text:p text:style-name="Standard"><text:tab/><text:tab/>Sword combo (can do a combo attack)</text:p>
      <text:p text:style-name="Standard"/>
      <text:p text:style-name="Standard"><text:tab/>Axe (civilian and battle axe)</text:p>
      <text:p text:style-name="Standard"><text:tab/><text:tab/>Deadly cut (cutting power increased, goes easier through muscle)</text:p>
      <text:p text:style-name="Standard"><text:tab/><text:tab/>Unstuck (chance of being stuck is reduced)</text:p>
      <text:p text:style-name="Standard"><text:tab/><text:tab/>Shield Crushing (enemy shield takes huge damage)</text:p>
      <text:p text:style-name="Standard"><text:tab/><text:tab/>Axe care (keep weapon quality high)</text:p>
      <text:p text:style-name="Standard"><text:tab/><text:tab/>Axe combo (can do an axe combo)</text:p>
      <text:p text:style-name="Standard"/>
      <text:p text:style-name="Standard"><text:tab/>Spear (any material)</text:p>
      <text:p text:style-name="Standard"><text:tab/><text:tab/>Precision thrust (accuracy enhanced)</text:p>
      <text:p text:style-name="Standard"><text:tab/><text:tab/>Counterattack<text:tab/>(preemptive counterattack will succeed more often)</text:p>
      <text:p text:style-name="Standard"/>
      <text:p text:style-name="Standard"/>
      <text:p text:style-name="Standard"/>
      <text:p text:style-name="Standard"/>
      <text:p text:style-name="Standard"><text:soft-page-break/><text:tab/>Shield (any material or size)</text:p>
      <text:p text:style-name="Standard"><text:tab/><text:tab/>Bashing (stun enemy is possible)</text:p>
      <text:p text:style-name="Standard"><text:tab/><text:tab/>Shield deflection (correct deflection will decrease damage done to shield)</text:p>
      <text:p text:style-name="Standard"><text:tab/><text:tab/>Shield endurance (need less endurance to keep shield up)</text:p>
      <text:p text:style-name="Standard"><text:tab/><text:tab/>Reflex (shield will more often catch a strike)</text:p>
      <text:p text:style-name="Standard"><text:tab/><text:tab/><text:tab/><text:tab/><text:tab/><text:tab/></text:p>
      <text:p text:style-name="Standard"/>
      <text:p text:style-name="Standard"><text:tab/>Archery (Bow &amp; Arrow)</text:p>
      <text:p text:style-name="Standard"><text:tab/><text:tab/>Precision shot (accuracy enhanced)</text:p>
      <text:p text:style-name="Standard"><text:tab/><text:tab/>Bow care (Bow quality and power stays high)</text:p>
      <text:p text:style-name="Standard"><text:tab/><text:tab/>Arrow fletching (Put Feathers on Arrow shaft)</text:p>
      <text:p text:style-name="Standard"><text:tab/><text:tab/>Drawing speed (Shoot faster)</text:p>
      <text:p text:style-name="Standard"><text:tab/><text:tab/>Drawing power (Shots will lose less penetration power from distance)</text:p>
      <text:p text:style-name="Standard"/>
      <text:p text:style-name="Standard"><text:tab/>Throwing</text:p>
      <text:p text:style-name="Standard"><text:tab/><text:tab/>Throwing power (Cause more damage when hitting something)</text:p>
      <text:p text:style-name="Standard"><text:tab/><text:tab/>Throwing range (Throw further away)</text:p>
      <text:p text:style-name="Standard"><text:tab/><text:tab/>Throwing precision (Throw more precisely)</text:p>
      <text:p text:style-name="Standard"><text:tab/><text:tab/>Spear throwing (Spears will fly straight and get penetration bonus)</text:p>
      <text:p text:style-name="Standard"><text:tab/><text:tab/>Axe throwing (Axes will land with their Head and get cutting bonus)</text:p>
      <text:p text:style-name="Standard"><text:tab/><text:tab/>Stone Sling (When equipped with a sling, rocks will cause devastating damage to <text:tab/><text:tab/>unarmed heads)</text:p>
      <text:p text:style-name="Standard"/>
      <text:p text:style-name="Standard">Section – Crafting</text:p>
      <text:p text:style-name="Standard"><text:tab/></text:p>
      <text:p text:style-name="Standard"><text:tab/>Woodcraft (primitive and advanced)</text:p>
      <text:p text:style-name="Standard"><text:tab/><text:tab/>Wood quality diagnosis (see if a living tree or its raw wood has good or bad quality)</text:p>
      <text:p text:style-name="Standard"><text:tab/><text:tab/>Make board (for furniture etc)</text:p>
      <text:p text:style-name="Standard"><text:tab/><text:tab/>Craft handle (necessary for weapon grips)</text:p>
      <text:p text:style-name="Standard"><text:tab/><text:tab/>Make wheel (for carts)</text:p>
      <text:p text:style-name="Standard"><text:tab/><text:tab/>Craft Shield (arming shields but also signs)</text:p>
      <text:p text:style-name="Standard"><text:tab/><text:tab/>Craft Spear (the shaft, or pure wooden spears, or pikes for palisade) </text:p>
      <text:p text:style-name="Standard"><text:tab/><text:tab/>Make Arrow shaft (Further processing is done by archers due to personal preference)</text:p>
      <text:p text:style-name="Standard"><text:tab/><text:tab/>Craft Bow (steaming and bending included)</text:p>
      <text:p text:style-name="Standard"><text:tab/><text:tab/>Craft chair (simple chair or throne)</text:p>
      <text:p text:style-name="Standard"><text:tab/><text:tab/>Craft desk (small, long)</text:p>
      <text:p text:style-name="Standard"><text:tab/><text:tab/>Craft bed (only the bedcage, not the topping which is a bag with straw or fur)</text:p>
      <text:p text:style-name="Standard"><text:tab/><text:tab/>Craft door ()</text:p>
      <text:p text:style-name="Standard"><text:tab/><text:tab/>Make Building log (high quality clean log)</text:p>
      <text:p text:style-name="Standard"><text:tab/><text:tab/>Make Cart (primitive wheelcart or pulled cart)</text:p>
      <text:p text:style-name="Standard"><text:tab/><text:tab/>Make Drying Rack (For food and skin alike)</text:p>
      <text:p text:style-name="Standard"><text:tab/><text:tab/>Craft Instrument parts (drum body, wood flute)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Smithing (smelting and forging included)</text:p>
      <text:p text:style-name="Standard"><text:tab/><text:tab/>Identify ore (examine rocks to reveal ores, get type of ore)</text:p>
      <text:p text:style-name="Standard"><text:tab/><text:tab/>assess ore quality (purity of regional ore and of gathered ores)</text:p>
      <text:p text:style-name="Standard"><text:tab/><text:tab/>Build furnace (make from clay, can be used for making coal too with skill)</text:p>
      <text:p text:style-name="Standard"><text:tab/><text:tab/>Get the right temperature (used for smelting, smithing and coalmaking)</text:p>
      <text:p text:style-name="Standard"><text:tab/><text:tab/>Make Bar (for further processing, good quality)</text:p>
      <text:p text:style-name="Standard"><text:tab/><text:tab/>Alloying (increase alloying quality, allow making bronze instead of coppor or tin)</text:p>
      <text:p text:style-name="Standard"><text:tab/><text:tab/>Coalmaking (burn wood in furnace to get coal)</text:p>
      <text:p text:style-name="Standard"><text:tab/><text:tab/>Hammering (higher quality hammering, less strikes needed)</text:p>
      <text:p text:style-name="Standard"><text:tab/><text:tab/>Hammering endurance (reduce endurance wasted on hammering)</text:p>
      <text:p text:style-name="Standard"><text:tab/><text:tab/>Swordmaking (make sword blades, assemble with handle/hilt)</text:p>
      <text:p text:style-name="Standard"><text:tab/><text:tab/>Knifemaking (make knife blades, assemble with handle/hilt)</text:p>
      <text:p text:style-name="Standard"><text:tab/><text:tab/>Hammermaking(make hammer heads, assemble with handle/hilt)</text:p>
      <text:p text:style-name="Standard"><text:tab/><text:tab/>Axemaking(make axe heads, assemble with handle/hilt)</text:p>
      <text:p text:style-name="Standard"><text:tab/><text:tab/>Tip making(for arrows and metal spears)</text:p>
      <text:p text:style-name="Standard"><text:tab/><text:tab/>Armor part smithing (make single strips of bronze)</text:p>
      <text:p text:style-name="Standard"><text:tab/><text:tab/>Armor assembly (can make body parts of armour from loose armour parts)</text:p>
      <text:p text:style-name="Standard"><text:tab/><text:tab/>Shield making<text:tab/>(can make metal shields or reinforce wooden shields)</text:p>
      <text:p text:style-name="Standard"><text:tab/><text:tab/>Make Pot (make pots for cooking)</text:p>
      <text:p text:style-name="Standard"><text:tab/><text:tab/>Craft metal instrument (bell, gong, bronze horn)</text:p>
      <text:p text:style-name="Standard"/>
      <text:p text:style-name="Standard"><text:tab/>Textile (sewing, fabricating, making wool, processing furs)</text:p>
      <text:p text:style-name="Standard"><text:tab/><text:tab/>Sewing (repair clothes or make new ones)</text:p>
      <text:p text:style-name="Standard"><text:tab/><text:tab/>Shearing wool (gather amount of wool from sheep)</text:p>
      <text:p text:style-name="Standard"><text:tab/><text:tab/>Cleaning wool (wool quality higher)</text:p>
      <text:p text:style-name="Standard"><text:tab/><text:tab/>make wool cord (make cords from wool)</text:p>
      <text:p text:style-name="Standard"><text:tab/><text:tab/>make wool rope (make rope form wool)</text:p>
      <text:p text:style-name="Standard"><text:tab/><text:tab/>preparing plant fibre (flax, nettle, needs to be soaked)</text:p>
      <text:p text:style-name="Standard"><text:tab/><text:tab/>make plant fibre cord</text:p>
      <text:p text:style-name="Standard"><text:tab/><text:tab/>make plant fibre rope</text:p>
      <text:p text:style-name="Standard"><text:tab/><text:tab/>weave raw plant fiber cloth (process cord into cloth)</text:p>
      <text:p text:style-name="Standard"><text:tab/><text:tab/>weave raw wool cloth (process cord into cloth)</text:p>
      <text:p text:style-name="Standard"/>
      <text:p text:style-name="Standard"><text:tab/><text:tab/>make glove (different templates to be worn, left/right dont matter)</text:p>
      <text:p text:style-name="Standard"><text:tab/><text:tab/>make shirt</text:p>
      <text:p text:style-name="Standard"><text:tab/><text:tab/>make pants</text:p>
      <text:p text:style-name="Standard"><text:tab/><text:tab/>make hat</text:p>
      <text:p text:style-name="Standard"><text:tab/><text:tab/>make shoe</text:p>
      <text:p text:style-name="Standard"><text:tab/><text:tab/>make cloak</text:p>
      <text:p text:style-name="Standard"><text:tab/><text:tab/>make dress</text:p>
      <text:p text:style-name="Standard"><text:tab/><text:tab/>make tunic</text:p>
      <text:p text:style-name="Standard"><text:tab/><text:tab/>make bags (backpacks and other)</text:p>
      <text:p text:style-name="Standard"/>
      <text:p text:style-name="Standard"><text:tab/><text:tab/>clean skin (scrape flesh from skin with knife without badly damaging it, needs water)</text:p>
      <text:p text:style-name="Standard"><text:tab/><text:tab/>prepare natural tan (from bark or plants)</text:p>
      <text:p text:style-name="Standard"><text:tab/><text:tab/>prepare urine tan (gather urine in pots to make urine tan)</text:p>
      <text:p text:style-name="Standard"><text:tab/><text:tab/>prepare fat tan (use fat from killed animals)</text:p>
      <text:p text:style-name="Standard"><text:tab/><text:tab/>de-hair (soak the fur so it loses all hair and can be used as leather)</text:p>
      <text:p text:style-name="Standard"><text:tab/><text:tab/>tan skin(apply choice of preservation, keeps quality hight due to better coverage)</text:p>
      <text:p text:style-name="Standard"><text:tab/><text:tab/>preserve fur(make sure the fur stays warm)</text:p>
      <text:p text:style-name="Standard"><text:tab/><text:tab/>dry skin (correct spanning )</text:p>
      <text:p text:style-name="Standard"><text:tab/><text:tab/>beat skin (without damaging)</text:p>
      <text:p text:style-name="Standard"><text:soft-page-break/><text:tab/><text:tab/></text:p>
      <text:p text:style-name="Standard"><text:tab/>Farming (Forestry and Agriculture, processing of goods)</text:p>
      <text:p text:style-name="Standard"><text:tab/><text:tab/>assessment of ground quality (each area / regiontype has different quality)</text:p>
      <text:p text:style-name="Standard"><text:tab/><text:tab/>assessment of seed quality (better seeds will give more fruit, wild seeds can be <text:tab/><text:tab/><text:tab/>identified)</text:p>
      <text:p text:style-name="Standard"><text:tab/><text:tab/>assessment of crop health (can examine field, reason for crop health can be told)</text:p>
      <text:p text:style-name="Standard"><text:tab/><text:tab/>assessment of seasonal readiness (will tell if it is time to plant a certain seed or not)</text:p>
      <text:p text:style-name="Standard"><text:tab/><text:tab/>plowing endurance (preparing the soil takes less endurance)</text:p>
      <text:p text:style-name="Standard"><text:tab/><text:tab/>careful gathering (amount of plants gathered is increased)</text:p>
      <text:p text:style-name="Standard"><text:tab/><text:tab/>milling (can make high quality wheat flour)</text:p>
      <text:p text:style-name="Standard"/>
      <text:p text:style-name="Standard"/>
      <text:p text:style-name="Standard"><text:tab/>Artistic (creating trophies, painting)</text:p>
      <text:p text:style-name="Standard"><text:tab/><text:tab/>Clean Bone (get high quality bones from carcass)</text:p>
      <text:p text:style-name="Standard"><text:tab/><text:tab/>Carving (can carve / decorate wooden or bone items like furniture, shields, bones)</text:p>
      <text:p text:style-name="Standard"><text:tab/><text:tab/>Make clay Jar (main static container type as opposed to chests and boxes)</text:p>
      <text:p text:style-name="Standard"><text:tab/><text:tab/>Make clay Bowl (contains single portions of food or water)</text:p>
      <text:p text:style-name="Standard"/>
      <text:p text:style-name="Standard"><text:tab/><text:tab/>Craft Plant Fiber basket (secondary container type, includes carrying basket)</text:p>
      <text:p text:style-name="Standard"/>
      <text:p text:style-name="Standard"><text:tab/><text:tab/>Craft figurine (art object, has trade value or can be god statue and spread religion)</text:p>
      <text:p text:style-name="Standard"><text:tab/><text:tab/>Paint shield (increase respect / fear / nobility)</text:p>
      <text:p text:style-name="Standard"><text:tab/><text:tab/>Paint body (increase respect / fear/ nobility / dehumanization)</text:p>
      <text:p text:style-name="Standard"><text:tab/><text:tab/>Paint raw cloth (make cloth a certain color, increases its value)</text:p>
      <text:p text:style-name="Standard"><text:tab/><text:tab/>Paint cloth (make cloth a certain color)</text:p>
      <text:p text:style-name="Standard"/>
      <text:p text:style-name="Standard"><text:tab/><text:tab/>assemble instruments (drum with body, leather, cord and sticks / pipes)</text:p>
      <text:p text:style-name="Standard"><text:tab/><text:tab/>craft bone instruments(bone flute, bone horn)</text:p>
      <text:p text:style-name="Standard"/>
      <text:p text:style-name="Standard"/>
      <text:p text:style-name="Standard"/>
      <text:p text:style-name="Standard"><text:tab/>Building</text:p>
      <text:p text:style-name="Standard"><text:tab/><text:tab/>Clay Building (building made of clay (can break) or seal walls)</text:p>
      <text:p text:style-name="Standard"><text:tab/><text:tab/>Wood Building (building made of wooden logs, or frame, can lose heat fast unless <text:tab/><text:tab/>sealed)</text:p>
      <text:p text:style-name="Standard"><text:tab/><text:tab/>Plant Fiber Building (building made of plants, prone to burning, cold)</text:p>
      <text:p text:style-name="Standard"><text:tab/><text:tab/>Stone Building (building made of stones, hard to complete without wood frame, no <text:tab/><text:tab/>stone roof)</text:p>
      <text:p text:style-name="Standard"><text:tab/><text:tab/>Stone Tailoring (prepare small stones and large monoliths)</text:p>
      <text:p text:style-name="Standard"><text:tab/><text:tab/>Make Stone Wheel (for carts or millstones which make better grain or grinded ore)</text:p>
      <text:p text:style-name="Standard"><text:tab/><text:tab/>Prepare Building Floor (Ground foundament, necessary for people to know where <text:tab/><text:tab/>you want a house built, and for laying out the floor with boards)</text:p>
      <text:p text:style-name="Standard"><text:tab/><text:tab/>Make Roof (form boards(cold but safe) or plant fiber(warmer but burns))</text:p>
      <text:p text:style-name="Standard"><text:tab/><text:tab/>Removing Rocks (break rocks from terrain)</text:p>
      <text:p text:style-name="Standard"/>
      <text:p text:style-name="Standard"><text:tab/>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ction – Survival</text:p>
      <text:p text:style-name="Standard"><text:tab/>Hunting(Tracking and animal lore included)</text:p>
      <text:p text:style-name="Standard"><text:tab/><text:tab/>Track prints (if animal has passed recently, you can see its direction)</text:p>
      <text:p text:style-name="Standard"><text:tab/><text:tab/>Track excrements (if animal has passed not so recently, you can still see that it was <text:tab/><text:tab/>here and how long ago)</text:p>
      <text:p text:style-name="Standard"><text:tab/><text:tab/>Listen Noise (get direction and type of animal)</text:p>
      <text:p text:style-name="Standard"><text:tab/><text:tab/>General assessment of animal abundance (you will know what animals live in the <text:tab/><text:tab/>current region)</text:p>
      <text:p text:style-name="Standard"/>
      <text:p text:style-name="Standard"><text:tab/>Fishing(Wild fishing and fish farming)</text:p>
      <text:p text:style-name="Standard"><text:tab/><text:tab/>Assessment of water quality (salt, sweet, clear, muddy)</text:p>
      <text:p text:style-name="Standard"><text:tab/><text:tab/>Assessment of fish abundance ( fish can be expected, can see swarms of X)</text:p>
      <text:p text:style-name="Standard"><text:tab/><text:tab/>Baiting (meat, bug, increases chance of catch)</text:p>
      <text:p text:style-name="Standard"><text:tab/><text:tab/>Make Hook (Bone, Metal needle or wood, quality will define how fast it will break,</text:p>
      <text:p text:style-name="Standard"><text:tab/><text:tab/>add hook to unhooked fishing rod )</text:p>
      <text:p text:style-name="Standard"><text:tab/><text:tab/>Make Fishing rod (Stick + Cord + Hook, quality of stick will define if rod can <text:tab/><text:tab/><text:tab/>support heavy fish)</text:p>
      <text:p text:style-name="Standard"><text:tab/><text:tab/>Pulling technique(Fish escape reduced)</text:p>
      <text:p text:style-name="Standard"/>
      <text:p text:style-name="Standard"><text:tab/>Outdoor camping (Make Fire, Build Shelter)</text:p>
      <text:p text:style-name="Standard"><text:tab/><text:tab/>Make Fire with Flint (High success chance, find flint easier)</text:p>
      <text:p text:style-name="Standard"><text:tab/><text:tab/>Keeping fire(carry glowing coal in a pocket and reuse)</text:p>
      <text:p text:style-name="Standard"><text:tab/><text:tab/>Birch working<text:tab/>(can make simple strap-on armor from birch or make birch container)</text:p>
      <text:p text:style-name="Standard"><text:tab/><text:tab/>Make Fire with Bow (use a Bow and Stick to make Fire, medium success)</text:p>
      <text:p text:style-name="Standard"><text:tab/><text:tab/>Make Fire with only wood (use a stick to make Fire, low success)</text:p>
      <text:p text:style-name="Standard"><text:tab/><text:tab/>Make Shelter (with twigs, branches)</text:p>
      <text:p text:style-name="Standard"><text:tab/><text:tab/>Digging (bury something)</text:p>
      <text:p text:style-name="Standard"><text:tab/><text:tab/></text:p>
      <text:p text:style-name="Standard"><text:tab/>Cooking</text:p>
      <text:p text:style-name="Standard"><text:tab/><text:tab/>Roast Meat (needs no special preparation)</text:p>
      <text:p text:style-name="Standard"><text:tab/><text:tab/>Make Soup (needs pot, can combine different foods and herbs)</text:p>
      <text:p text:style-name="Standard"><text:tab/><text:tab/>Make Bread (can be roasted so it never spoils, is very good when fresh)</text:p>
      <text:p text:style-name="Standard"><text:tab/><text:tab/>Dry Meat / Fish (needs rack, can dry food for preservation)</text:p>
      <text:p text:style-name="Standard"><text:tab/><text:tab/>Salt Meat / Fish (can salt food fod preservation, needs salt)</text:p>
      <text:p text:style-name="Standard"><text:tab/><text:tab/>Smoke Meat / Fish (can smoke food for preservation, needs smoking place)</text:p>
      <text:p text:style-name="Standard"><text:tab/><text:tab/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ction – Medicine</text:p>
      <text:p text:style-name="Standard"><text:tab/>Herblore(gathering and identifying herbs, create ointment)</text:p>
      <text:p text:style-name="Standard"><text:tab/><text:tab/>identify herb (herb effects)</text:p>
      <text:p text:style-name="Standard"><text:tab/><text:tab/>harvest herb (amount)</text:p>
      <text:p text:style-name="Standard"><text:tab/><text:tab/>make ointment (will increase potential for topically applied herbs, for wounds)</text:p>
      <text:p text:style-name="Standard"><text:tab/><text:tab/>brew tea (orally taken tea can ease symptoms and have other effects)</text:p>
      <text:p text:style-name="Standard"><text:tab/><text:tab/>gather wild plants (chance and yeld increased, for precious seeds)<text:tab/><text:tab/></text:p>
      <text:p text:style-name="Standard"/>
      <text:p text:style-name="Standard"><text:tab/>Setting Bones (by hand, with splint)</text:p>
      <text:p text:style-name="Standard"><text:tab/><text:tab/>handsetting bones (if nothing else is available, this will help. Allows walking but <text:tab/><text:tab/>high chance of rebreaking)</text:p>
      <text:p text:style-name="Standard"><text:tab/><text:tab/>apply splint (can create splint and apply it)</text:p>
      <text:p text:style-name="Standard"><text:tab/><text:tab/>mobility assessment (warn if walking could snap the bone again)</text:p>
      <text:p text:style-name="Standard"/>
      <text:p text:style-name="Standard"><text:tab/>Diagnosis (see status of wounds, illnesses and get tips how to heal faster)</text:p>
      <text:p text:style-name="Standard"><text:tab/><text:tab/>damage assessment (how deep, what layer is wounded)</text:p>
      <text:p text:style-name="Standard"><text:tab/><text:tab/>healing chance <text:s/>(is the current healing good or bad)</text:p>
      <text:p text:style-name="Standard"><text:tab/><text:tab/>identify infection risk (is the wound clean or not)</text:p>
      <text:p text:style-name="Standard"><text:tab/><text:tab/>illness lore (know symptoms, know illness. Possible treatment. Good for helping <text:tab/><text:tab/>others, might allow to implement kind of mini-guessing-game)</text:p>
      <text:p text:style-name="Standard"><text:tab/><text:tab/>correct binding (stop wound bleeding with cord / rope)</text:p>
      <text:p text:style-name="Standard"><text:tab/><text:tab/>correct wound dressing (cook rags or textile before applying, holds longer)</text:p>
      <text:p text:style-name="Standard"/>
      <text:p text:style-name="Standard"/>
      <text:p text:style-name="Standard">Suturing (wide material use, safety, appeal of resulting scars )</text:p>
      <text:p text:style-name="Standard"><text:tab/><text:tab/>use cord (wool or leather)</text:p>
      <text:p text:style-name="Standard"><text:tab/><text:tab/>use wild plant fiber (can use freshly harvested plant fiber, high infection risk but <text:tab/><text:tab/>good for emergency)</text:p>
      <text:p text:style-name="Standard"><text:tab/><text:tab/>needle skill (avoid doing more damage)</text:p>
      <text:p text:style-name="Standard"><text:tab/><text:tab/>needle material (all materials are fine)</text:p>
      <text:p text:style-name="Standard"><text:tab/><text:tab/>fine suturing (less disgusting, more respectful scars)</text:p>
      <text:p text:style-name="Standard"><text:tab/><text:tab/>strong suture (much less chance to get open again)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ction – Spiritual &amp; Knowledge</text:p>
      <text:p text:style-name="Standard"/>
      <text:p text:style-name="Standard"><text:tab/>Knowledge</text:p>
      <text:p text:style-name="Standard"><text:tab/><text:tab/>Read (identify messages, might learn new techniques or rituals)</text:p>
      <text:p text:style-name="Standard"><text:tab/><text:tab/>Write (make messages, results in knowledge spreading faster)</text:p>
      <text:p text:style-name="Standard"><text:tab/><text:tab/>Write on stone (can break when thrown or hit)</text:p>
      <text:p text:style-name="Standard"><text:tab/><text:tab/>Write on wood (wood will start to wither after 1 year if not placed in interior, can <text:tab/><text:tab/>write signs)</text:p>
      <text:p text:style-name="Standard"><text:tab/><text:tab/>Write in metal (near invincible, can only be smelted)</text:p>
      <text:p text:style-name="Standard"/>
      <text:p text:style-name="Standard"><text:tab/>Ritual (stances you can take to make your rituals more spectacular / acting)</text:p>
      <text:p text:style-name="Standard"><text:tab/><text:tab/>Sun praising</text:p>
      <text:p text:style-name="Standard"><text:tab/><text:tab/>offer animal</text:p>
      <text:p text:style-name="Standard"><text:tab/><text:tab/>offer human</text:p>
      <text:p text:style-name="Standard"><text:tab/><text:tab/>sex offering</text:p>
      <text:p text:style-name="Standard"><text:tab/><text:tab/>ware offering</text:p>
      <text:p text:style-name="Standard"><text:tab/><text:tab/>ritual fire (includes setting up torches, breathing fire, burning someone, praise the <text:tab/><text:tab/>sun)</text:p>
      <text:p text:style-name="Standard"><text:tab/><text:tab/>ritual water (drink, pour water on attendants, bathe)</text:p>
      <text:p text:style-name="Standard"><text:tab/><text:tab/>ritual earth (set up monoliths, altar, designate ritual weapon)</text:p>
      <text:p text:style-name="Standard"><text:tab/><text:tab/>ritual wind (chant, call upon storm)</text:p>
      <text:p text:style-name="Standard"><text:tab/><text:tab/>correct calling (gives better speech options)</text:p>
      <text:p text:style-name="Standard"><text:tab/><text:tab/>dancing (solo dance, duo dance, all dance)</text:p>
      <text:p text:style-name="Standard"><text:tab/></text:p>
      <text:p text:style-name="Standard"><text:tab/>Dreaming / Vision (can give idea of an unknown technique)</text:p>
      <text:p text:style-name="Standard"><text:tab/><text:tab/>induce by ritual (can make small self-ritual to increase chance of vision)</text:p>
      <text:p text:style-name="Standard"><text:tab/><text:tab/>induce by smoking (can smoke certain herbs for a strong effect)</text:p>
      <text:p text:style-name="Standard"><text:tab/><text:tab/>induce with tea (can drink herbal tea for increased chanc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ction – Social</text:p>
      <text:p text:style-name="Standard"><text:tab/>Lying</text:p>
      <text:p text:style-name="Standard"><text:tab/><text:tab/>Consequence (Within a village, you will stay with one alternative name to choose <text:tab/><text:tab/>from when concealing your identity)</text:p>
      <text:p text:style-name="Standard"><text:tab/><text:tab/>Face control (Danger of being uncovered is very low)</text:p>
      <text:p text:style-name="Standard"><text:tab/><text:tab/>Believability (Dialogue options are reduced to allow only things that can be believed)</text:p>
      <text:p text:style-name="Standard"/>
      <text:p text:style-name="Standard"><text:tab/>Intimidate </text:p>
      <text:p text:style-name="Standard"><text:tab/><text:tab/>Serious face (everyone will take your intimidation attempts seriously, but will not <text:tab/><text:tab/>necessarily give in / no more joking for your tries)</text:p>
      <text:p text:style-name="Standard"><text:tab/><text:tab/>Escalation avoidance (get a warning if intimidating will lead to aggression)</text:p>
      <text:p text:style-name="Standard"><text:tab/><text:tab/>Find weak spot (knowing the opponent personality will grant bonus)<text:tab/><text:tab/></text:p>
      <text:p text:style-name="Standard"><text:tab/>Persuade</text:p>
      <text:p text:style-name="Standard"><text:tab/><text:tab/>Good smile (you get extra attractiveness bonus)</text:p>
      <text:p text:style-name="Standard"><text:tab/><text:tab/>Storytelling (it is easier to keep people interested during ritual and dialogue)</text:p>
      <text:p text:style-name="Standard"><text:tab/><text:tab/>Humour (other people tend to be happier around you)</text:p>
      <text:p text:style-name="Standard"/>
      <text:p text:style-name="Standard"><text:tab/>Streetwise </text:p>
      <text:p text:style-name="Standard"><text:tab/><text:tab/>Strong words (no one will think you are noble except with high nobility )</text:p>
      <text:p text:style-name="Standard"><text:tab/><text:tab/>Wild gesture (bonus when talking to street people)</text:p>
      <text:p text:style-name="Standard"/>
      <text:p text:style-name="Standard"><text:tab/>Noble talk</text:p>
      <text:p text:style-name="Standard"><text:tab/><text:tab/>Intelligent words (no one will think you are dirt except when having poor nobility)</text:p>
      <text:p text:style-name="Standard"><text:tab/><text:tab/>Noble gesture (bonus when tlaking to noble people)</text:p>
      <text:p text:style-name="Standard"/>
      <text:p text:style-name="Standard"><text:tab/>Sex proficiency</text:p>
      <text:p text:style-name="Standard"><text:tab/><text:tab/>Sex endurance (more turns for sex)</text:p>
      <text:p text:style-name="Standard"><text:tab/><text:tab/>Pleasing (grants bigger bonus with target, more special options)</text:p>
      <text:p text:style-name="Standard"><text:tab/><text:tab/>Sex talk (easier to persuade friendly people to have sex with you)</text:p>
      <text:p text:style-name="Standard"><text:tab/><text:tab/>Rape (breaking free is less possible)<text:tab/></text:p>
      <text:p text:style-name="Standard"/>
      <text:p text:style-name="Standard"><text:tab/>Animal whisperer</text:p>
      <text:p text:style-name="Standard"><text:tab/><text:tab/>Drive cattle (for carts etc)</text:p>
      <text:p text:style-name="Standard"><text:tab/><text:tab/>Settle wild animal (if it attacks you)</text:p>
      <text:p text:style-name="Standard"><text:tab/><text:tab/>Animal friend (animals might not run away form you)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ction - Body</text:p>
      <text:p text:style-name="Standard"><text:tab/>Stealth</text:p>
      <text:p text:style-name="Standard"><text:tab/><text:tab/>Tight clothes (inventory weight has less effect on stealth)</text:p>
      <text:p text:style-name="Standard"><text:tab/><text:tab/>Fast stealth (move with normal speed )</text:p>
      <text:p text:style-name="Standard"><text:tab/><text:tab/>Pickpocket</text:p>
      <text:p text:style-name="Standard"/>
      <text:p text:style-name="Standard"><text:tab/>Climbing</text:p>
      <text:p text:style-name="Standard"><text:tab/><text:tab/>Falling technique (light bruising more probable when falling, but less dangerous)<text:tab/></text:p>
      <text:p text:style-name="Standard"/>
      <text:p text:style-name="Standard"><text:tab/>Swimming</text:p>
      <text:p text:style-name="Standard"><text:tab/><text:tab/>Floating (allow regaining breath in still waters)<text:tab/><text:tab/></text:p>
      <text:p text:style-name="Standard"><text:tab/><text:tab/>Light baggage (will hinder you less)</text:p>
      <text:p text:style-name="Standard"/>
      <text:p text:style-name="Standard"><text:tab/>Dodge</text:p>
      <text:p text:style-name="Standard"><text:tab/><text:tab/>Reflex (see incoming attacks better)</text:p>
      <text:p text:style-name="Standard"><text:tab/><text:tab/>Dance around (might stun the enemy for a second)</text:p>
      <text:p text:style-name="Standard"><text:tab/><text:tab/>Roll (takes less enduranc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1S</meta:editing-duration>
    <meta:editing-cycles>830</meta:editing-cycles>
    <meta:generator>OpenOffice.org/3.4.1$Win32 OpenOffice.org_project/341m1$Build-9593</meta:generator>
    <dc:date>2014-12-25T14:59:09.79</dc:date>
    <meta:document-statistic meta:table-count="0" meta:image-count="0" meta:object-count="0" meta:page-count="9" meta:paragraph-count="286" meta:word-count="2207" meta:character-count="14310"/>
    <meta:user-defined meta:name="Info 1"/>
    <meta:user-defined meta:name="Info 2"/>
    <meta:user-defined meta:name="Info 3"/>
    <meta:user-defined meta:name="Info 4"/>
  </office:meta>
</office:document-meta>
</file>